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G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officeooo:rsid="0009f5be" officeooo:paragraph-rsid="0009f5be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09f5be" officeooo:paragraph-rsid="000b141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rsid="000b141a" officeooo:paragraph-rsid="000ccf21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6b048" officeooo:paragraph-rsid="0014410c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officeooo:rsid="0006b048" officeooo:paragraph-rsid="00162533" fo:background-color="transparen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6pt" officeooo:rsid="0006b048" officeooo:paragraph-rsid="0006b048" style:font-size-asian="22.75pt" style:font-size-complex="26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09a227" officeooo:paragraph-rsid="0009a227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italic" officeooo:rsid="0006b048" officeooo:paragraph-rsid="0006b048" style:font-size-asian="10.5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/>
      <style:text-properties fo:color="#3465a4" loext:opacity="100%" style:font-name="arial" fo:font-size="9pt" officeooo:rsid="001355d2" officeooo:paragraph-rsid="001355d2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b141a" officeooo:paragraph-rsid="000b141a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ccf21" officeooo:paragraph-rsid="000ccf21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e369c" officeooo:paragraph-rsid="000e369c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f8b82" officeooo:paragraph-rsid="000f8b82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paragraph-rsid="000e369c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3465a4" loext:opacity="100%" style:font-name="arial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paragraph-rsid="000fd5ce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fd5ce" officeooo:paragraph-rsid="000fd5ce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3465a4" loext:opacity="100%" style:text-position="0% 100%" style:font-name="arial" fo:font-size="10pt" officeooo:rsid="000b141a" officeooo:paragraph-rsid="000ccf21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text-position="0% 100%" style:font-name="arial" fo:font-size="10pt" officeooo:rsid="000b141a" officeooo:paragraph-rsid="000b141a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e369c" officeooo:paragraph-rsid="000e369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color="#3465a4" loext:opacity="100%" style:font-name="arial" fo:font-size="10pt" officeooo:rsid="000e369c" officeooo:paragraph-rsid="000fd5ce" style:font-size-asian="10pt" style:font-size-complex="10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28" style:family="paragraph" style:parent-style-name="Standard">
      <style:paragraph-properties fo:text-align="start" style:justify-single-word="false" fo:break-before="page"/>
      <style:text-properties style:font-name="arial" fo:font-size="12pt" officeooo:rsid="0006b048" officeooo:paragraph-rsid="00170979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70979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84a09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199a08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officeooo:rsid="0006b048" officeooo:paragraph-rsid="0006b048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officeooo:rsid="00184a09" officeooo:paragraph-rsid="00184a09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officeooo:rsid="00199a08" officeooo:paragraph-rsid="00199a08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font-weight="bold" officeooo:rsid="0009a227" officeooo:paragraph-rsid="0009a227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37" style:family="paragraph" style:parent-style-name="Standard" style:list-style-name="L8">
      <style:paragraph-properties fo:text-align="start" style:justify-single-word="false"/>
      <style:text-properties fo:color="#3465a4" loext:opacity="100%" style:font-name="arial" fo:font-size="12pt" officeooo:rsid="001979cd" officeooo:paragraph-rsid="001979cd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99a08" officeooo:paragraph-rsid="00199a08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3465a4" loext:opacity="100%" style:font-name="arial" fo:font-size="12pt" officeooo:rsid="001a4204" officeooo:paragraph-rsid="001a4204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officeooo:rsid="00184a09" officeooo:paragraph-rsid="00184a09"/>
    </style:style>
    <style:style style:name="P41" style:family="paragraph" style:parent-style-name="Text_20_body">
      <style:paragraph-properties fo:text-align="start" style:justify-single-word="false"/>
      <style:text-properties style:font-name="arial" fo:font-size="12pt" officeooo:rsid="0006b048" officeooo:paragraph-rsid="00184a09" style:font-size-asian="10.5pt" style:font-size-complex="12pt"/>
    </style:style>
    <style:style style:name="P42" style:family="paragraph" style:parent-style-name="Text_20_body" style:list-style-name="L7">
      <style:paragraph-properties fo:text-align="start" style:justify-single-word="false"/>
      <style:text-properties officeooo:paragraph-rsid="00184a09"/>
    </style:style>
    <style:style style:name="P43" style:family="paragraph" style:parent-style-name="Text_20_body" style:list-style-name="L9">
      <style:paragraph-properties fo:text-align="start" style:justify-single-word="false"/>
      <style:text-properties officeooo:paragraph-rsid="00184a09"/>
    </style:style>
    <style:style style:name="P44" style:family="paragraph" style:parent-style-name="Text_20_body" style:list-style-name="L7">
      <style:paragraph-properties fo:text-align="start" style:justify-single-word="false"/>
      <style:text-properties officeooo:rsid="001979cd" officeooo:paragraph-rsid="001979cd"/>
    </style:style>
    <style:style style:name="P45" style:family="paragraph" style:parent-style-name="Text_20_body" style:list-style-name="L8">
      <style:paragraph-properties fo:text-align="start" style:justify-single-word="false"/>
      <style:text-properties fo:color="#3465a4" loext:opacity="100%" style:font-name="arial" fo:font-size="12pt" officeooo:rsid="00184a09" officeooo:paragraph-rsid="001979cd" style:font-size-asian="10.5pt" style:font-size-complex="12pt"/>
    </style:style>
    <style:style style:name="P46" style:family="paragraph" style:parent-style-name="Text_20_body" style:list-style-name="L7">
      <style:paragraph-properties fo:text-align="start" style:justify-single-word="false"/>
      <style:text-properties officeooo:rsid="001a4204" officeooo:paragraph-rsid="001a4204"/>
    </style:style>
    <style:style style:name="T1" style:family="text">
      <style:text-properties officeooo:rsid="0006b048"/>
    </style:style>
    <style:style style:name="T2" style:family="text">
      <style:text-properties officeooo:rsid="0009a227"/>
    </style:style>
    <style:style style:name="T3" style:family="text">
      <style:text-properties style:text-position="sub 58%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position="0% 100%"/>
    </style:style>
    <style:style style:name="T6" style:family="text">
      <style:text-properties officeooo:rsid="000ccf21"/>
    </style:style>
    <style:style style:name="T7" style:family="text">
      <style:text-properties officeooo:rsid="000e369c"/>
    </style:style>
    <style:style style:name="T8" style:family="text">
      <style:text-properties officeooo:rsid="000fd5ce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06b048"/>
    </style:style>
    <style:style style:name="T11" style:family="text">
      <style:text-properties fo:color="#3465a4" loext:opacity="100%"/>
    </style:style>
    <style:style style:name="T12" style:family="text">
      <style:text-properties fo:color="#3465a4" loext:opacity="100%" style:font-name="arial" fo:font-size="12pt" style:font-size-asian="10.5pt" style:font-size-complex="12pt"/>
    </style:style>
    <style:style style:name="T13" style:family="text">
      <style:text-properties fo:color="#3465a4" loext:opacity="100%" style:font-name="arial" fo:font-size="12pt" officeooo:rsid="00184a09" style:font-size-asian="10.5pt" style:font-size-complex="12pt"/>
    </style:style>
    <style:style style:name="T14" style:family="text">
      <style:text-properties fo:color="#3465a4" loext:opacity="100%" style:font-name="arial" fo:font-size="12pt" officeooo:rsid="001a4204" style:font-size-asian="10.5pt" style:font-size-complex="12pt"/>
    </style:style>
    <style:style style:name="T15" style:family="text">
      <style:text-properties fo:color="#3465a4" loext:opacity="100%" officeooo:rsid="00170979"/>
    </style:style>
    <style:style style:name="T16" style:family="text">
      <style:text-properties fo:color="#3465a4" loext:opacity="100%" officeooo:rsid="00184a09"/>
    </style:style>
    <style:style style:name="T17" style:family="text">
      <style:text-properties officeooo:rsid="00199a0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ividades Tema 2</text:p>
      <text:p text:style-name="P8">Hardware de un sistema informático</text:p>
      <text:p text:style-name="P8"/>
      <text:p text:style-name="P10">Practica 2-1</text:p>
      <text:p text:style-name="P10"/>
      <text:p text:style-name="P9"><text:span text:style-name="T2">4</text:span>. Visita la página web de Intel y consulta los siguientes procesadores:</text:p>
      <text:p text:style-name="P11">https://ark.intel.com/content/www/es/es/ark.html#@PanelLabel122139</text:p>
      <text:list xml:id="list3645976389" text:style-name="L1">
        <text:list-item>
          <text:p text:style-name="P25">▪ Procesador Intel<text:span text:style-name="T9">®</text:span> Core<text:span text:style-name="T9">TM</text:span> i9-8950HK</text:p>
        </text:list-item>
        <text:list-item>
          <text:p text:style-name="P25">▪ Procesador Intel<text:span text:style-name="T9">®</text:span><text:span text:style-name="T5"> </text:span>Core<text:span text:style-name="T9">TM</text:span> i5-7360U</text:p>
        </text:list-item>
        <text:list-item>
          <text:p text:style-name="P25">▪ Procesador Intel<text:span text:style-name="T9">®</text:span> Core<text:span text:style-name="T9">TM</text:span> i5-7600K</text:p>
        </text:list-item>
        <text:list-item>
          <text:p text:style-name="P25">▪ Procesador Intel<text:span text:style-name="T9">®</text:span> Pentium<text:span text:style-name="T9">®</text:span> D1519</text:p>
        </text:list-item>
        <text:list-item>
          <text:p text:style-name="P25">▪ Procesador Intel<text:span text:style-name="T9">®</text:span> Xeon<text:span text:style-name="T9">®</text:span> E7-8894 v4</text:p>
        </text:list-item>
        <text:list-item>
          <text:p text:style-name="P25">▪ Procesador Intel<text:span text:style-name="T9">®</text:span> Celeron<text:span text:style-name="T9">®</text:span> Processor G4930E</text:p>
        </text:list-item>
      </text:list>
      <text:p text:style-name="P9">Realiza una comparativa, comprobando al menos los datos de:</text:p>
      <text:list xml:id="list2716230735" text:style-name="L2">
        <text:list-item>
          <text:p text:style-name="P26">▪ Tamaño de las cachés L1, L2 y L3, si tuvieran.</text:p>
        </text:list-item>
        <text:list-item>
          <text:p text:style-name="P26">▪ Velocidad del reloj.</text:p>
        </text:list-item>
        <text:list-item>
          <text:p text:style-name="P26">▪ Bus del sistema.</text:p>
        </text:list-item>
        <text:list-item>
          <text:p text:style-name="P26">▪ Arquitectura-tecnología en nanómetros.</text:p>
        </text:list-item>
        <text:list-item>
          <text:p text:style-name="P26">▪ Número de núcleos.</text:p>
        </text:list-item>
      </text:list>
      <text:p text:style-name="P9"/>
      <text:p text:style-name="P9"/>
      <table:table table:name="Tabla1" table:style-name="Tabla1">
        <table:table-column table:style-name="Tabla1.A" table:number-columns-repeated="6"/>
        <table:table-column table:style-name="Tabla1.G"/>
        <table:table-row table:style-name="Tabla1.1">
          <table:table-cell table:style-name="Tabla1.A1" office:value-type="string">
            <text:p text:style-name="P7">Procesador Intel<text:span text:style-name="T9">®</text:span></text:p>
          </table:table-cell>
          <table:table-cell table:style-name="Tabla1.A1" office:value-type="string">
            <text:p text:style-name="P6">Core<text:span text:style-name="T9">TM</text:span></text:p>
            <text:p text:style-name="P6">i9-8950HK</text:p>
          </table:table-cell>
          <table:table-cell table:style-name="Tabla1.A1" office:value-type="string">
            <text:p text:style-name="P6">Core<text:span text:style-name="T9">TM</text:span></text:p>
            <text:p text:style-name="P6">i5-7360U</text:p>
          </table:table-cell>
          <table:table-cell table:style-name="Tabla1.A1" office:value-type="string">
            <text:p text:style-name="P6">Core<text:span text:style-name="T9">TM</text:span></text:p>
            <text:p text:style-name="P6">i5-7600K</text:p>
          </table:table-cell>
          <table:table-cell table:style-name="Tabla1.A1" office:value-type="string">
            <text:p text:style-name="P6">Pentium<text:span text:style-name="T9">®</text:span> D1519</text:p>
          </table:table-cell>
          <table:table-cell table:style-name="Tabla1.A1" office:value-type="string">
            <text:p text:style-name="P6">Xeon<text:span text:style-name="T9">®</text:span></text:p>
            <text:p text:style-name="P6">E7-8894 v4</text:p>
          </table:table-cell>
          <table:table-cell table:style-name="Tabla1.G1" office:value-type="string">
            <text:p text:style-name="P6">Celeron<text:span text:style-name="T9">® </text:span>Processor G4930E</text:p>
          </table:table-cell>
        </table:table-row>
        <table:table-row table:style-name="Tabla1.1">
          <table:table-cell table:style-name="Tabla1.A2" office:value-type="string">
            <text:p text:style-name="P3"><text:span text:style-name="T4">Arquitectura</text:span> <text:span text:style-name="T3">nm</text:span></text:p>
          </table:table-cell>
          <table:table-cell table:style-name="Tabla1.B2" office:value-type="string">
            <text:p text:style-name="P13">14</text:p>
          </table:table-cell>
          <table:table-cell table:style-name="Tabla1.B2" office:value-type="string">
            <text:p text:style-name="P14">14</text:p>
          </table:table-cell>
          <table:table-cell table:style-name="Tabla1.B2" office:value-type="string">
            <text:p text:style-name="P15">14</text:p>
          </table:table-cell>
          <table:table-cell table:style-name="Tabla1.B2" office:value-type="string">
            <text:p text:style-name="P15">7</text:p>
          </table:table-cell>
          <table:table-cell table:style-name="Tabla1.B2" office:value-type="string">
            <text:p text:style-name="P16">14</text:p>
          </table:table-cell>
          <table:table-cell table:style-name="Tabla1.G2" office:value-type="string">
            <text:p text:style-name="P20">14</text:p>
          </table:table-cell>
        </table:table-row>
        <table:table-row table:style-name="Tabla1.1">
          <table:table-cell table:style-name="Tabla1.A2" office:value-type="string">
            <text:p text:style-name="P4">Núcleos</text:p>
          </table:table-cell>
          <table:table-cell table:style-name="Tabla1.B2" office:value-type="string">
            <text:p text:style-name="P13">6</text:p>
          </table:table-cell>
          <table:table-cell table:style-name="Tabla1.B2" office:value-type="string">
            <text:p text:style-name="P14">2</text:p>
          </table:table-cell>
          <table:table-cell table:style-name="Tabla1.B2" office:value-type="string">
            <text:p text:style-name="P15">4</text:p>
          </table:table-cell>
          <table:table-cell table:style-name="Tabla1.B2" office:value-type="string">
            <text:p text:style-name="P15">4</text:p>
          </table:table-cell>
          <table:table-cell table:style-name="Tabla1.B2" office:value-type="string">
            <text:p text:style-name="P16">24</text:p>
          </table:table-cell>
          <table:table-cell table:style-name="Tabla1.G2" office:value-type="string">
            <text:p text:style-name="P20">2</text:p>
          </table:table-cell>
        </table:table-row>
        <table:table-row table:style-name="Tabla1.1">
          <table:table-cell table:style-name="Tabla1.A2" office:value-type="string">
            <text:p text:style-name="P22">Velocidad reloj <text:span text:style-name="T6">GHz</text:span></text:p>
          </table:table-cell>
          <table:table-cell table:style-name="Tabla1.B2" office:value-type="string">
            <text:p text:style-name="P21">2,9</text:p>
          </table:table-cell>
          <table:table-cell table:style-name="Tabla1.B2" office:value-type="string">
            <text:p text:style-name="P14">2,3</text:p>
          </table:table-cell>
          <table:table-cell table:style-name="Tabla1.B2" office:value-type="string">
            <text:p text:style-name="P15">3,8</text:p>
          </table:table-cell>
          <table:table-cell table:style-name="Tabla1.B2" office:value-type="string">
            <text:p text:style-name="P15">1,5</text:p>
          </table:table-cell>
          <table:table-cell table:style-name="Tabla1.B2" office:value-type="string">
            <text:p text:style-name="P16">2,4</text:p>
          </table:table-cell>
          <table:table-cell table:style-name="Tabla1.G2" office:value-type="string">
            <text:p text:style-name="P20">2,4</text:p>
          </table:table-cell>
        </table:table-row>
        <table:table-row table:style-name="Tabla1.1">
          <table:table-cell table:style-name="Tabla1.A2" office:value-type="string">
            <text:p text:style-name="P5">Bus del sistema GT/s</text:p>
          </table:table-cell>
          <table:table-cell table:style-name="Tabla1.B2" office:value-type="string">
            <text:p text:style-name="P13">8</text:p>
          </table:table-cell>
          <table:table-cell table:style-name="Tabla1.B2" office:value-type="string">
            <text:p text:style-name="P14">4</text:p>
          </table:table-cell>
          <table:table-cell table:style-name="Tabla1.B2" office:value-type="string">
            <text:p text:style-name="P15">8</text:p>
          </table:table-cell>
          <table:table-cell table:style-name="Tabla1.B2" office:value-type="string">
            <text:p text:style-name="P15">n/d</text:p>
          </table:table-cell>
          <table:table-cell table:style-name="Tabla1.B2" office:value-type="string">
            <text:p text:style-name="P16">9,6</text:p>
          </table:table-cell>
          <table:table-cell table:style-name="Tabla1.G2" office:value-type="string">
            <text:p text:style-name="P20">8</text:p>
          </table:table-cell>
        </table:table-row>
        <table:table-row table:style-name="Tabla1.1">
          <table:table-cell table:style-name="Tabla1.A2" office:value-type="string">
            <text:p text:style-name="P3">L1</text:p>
          </table:table-cell>
          <table:table-cell table:style-name="Tabla1.B2" office:value-type="string">
            <text:p text:style-name="P13">64KB/ núcleo</text:p>
          </table:table-cell>
          <table:table-cell table:style-name="Tabla1.B2" office:value-type="string">
            <text:p text:style-name="P14">128KB</text:p>
          </table:table-cell>
          <table:table-cell table:style-name="Tabla1.B2" office:value-type="string">
            <text:p text:style-name="P13">64KB/ núcleo</text:p>
          </table:table-cell>
          <table:table-cell table:style-name="Tabla1.B2" office:value-type="string">
            <text:p text:style-name="P17">4 x 32 KB</text:p>
            <text:p text:style-name="P15">+</text:p>
            <text:p text:style-name="P17">4 x 32 KB</text:p>
          </table:table-cell>
          <table:table-cell table:style-name="Tabla1.B2" office:value-type="string">
            <text:p text:style-name="P18">24 x 32 KB</text:p>
            <text:p text:style-name="P16">+ </text:p>
            <text:p text:style-name="P16">24 x 32 KB</text:p>
          </table:table-cell>
          <table:table-cell table:style-name="Tabla1.G2" office:value-type="string">
            <text:p text:style-name="P19"><text:span text:style-name="T8">2</text:span> x 32 KB</text:p>
            <text:p text:style-name="P24">+</text:p>
            <text:p text:style-name="P19"><text:span text:style-name="T8">2</text:span> x 32 KB</text:p>
          </table:table-cell>
        </table:table-row>
        <table:table-row table:style-name="Tabla1.1">
          <table:table-cell table:style-name="Tabla1.A2" office:value-type="string">
            <text:p text:style-name="P3">L2</text:p>
          </table:table-cell>
          <table:table-cell table:style-name="Tabla1.B2" office:value-type="string">
            <text:p text:style-name="P13">256 KB/ núcleo</text:p>
          </table:table-cell>
          <table:table-cell table:style-name="Tabla1.B2" office:value-type="string">
            <text:p text:style-name="P14">512KB</text:p>
          </table:table-cell>
          <table:table-cell table:style-name="Tabla1.B2" office:value-type="string">
            <text:p text:style-name="P13">256 KB/ núcleo</text:p>
          </table:table-cell>
          <table:table-cell table:style-name="Tabla1.B2" office:value-type="string">
            <text:p text:style-name="P18">4 x 256 KB</text:p>
          </table:table-cell>
          <table:table-cell table:style-name="Tabla1.B2" office:value-type="string">
            <text:p text:style-name="P18">24 x 256 KB</text:p>
          </table:table-cell>
          <table:table-cell table:style-name="Tabla1.G2" office:value-type="string">
            <text:p text:style-name="P19"><text:span text:style-name="T8">2</text:span> x 256 KB</text:p>
          </table:table-cell>
        </table:table-row>
        <table:table-row table:style-name="Tabla1.1">
          <table:table-cell table:style-name="Tabla1.A2" office:value-type="string">
            <text:p text:style-name="P3">L3</text:p>
          </table:table-cell>
          <table:table-cell table:style-name="Tabla1.B8" office:value-type="string">
            <text:p text:style-name="P13">12 MB</text:p>
          </table:table-cell>
          <table:table-cell table:style-name="Tabla1.B8" office:value-type="string">
            <text:p text:style-name="P14">4MB</text:p>
          </table:table-cell>
          <table:table-cell table:style-name="Tabla1.B8" office:value-type="string">
            <text:p text:style-name="P13"><text:span text:style-name="T7">6</text:span> MB</text:p>
          </table:table-cell>
          <table:table-cell table:style-name="Tabla1.B8" office:value-type="string">
            <text:p text:style-name="P15">6 Mb</text:p>
          </table:table-cell>
          <table:table-cell table:style-name="Tabla1.B8" office:value-type="string">
            <text:p text:style-name="P16">60 Mb</text:p>
          </table:table-cell>
          <table:table-cell table:style-name="Tabla1.G8" office:value-type="string">
            <text:p text:style-name="P20">2MB</text:p>
          </table:table-cell>
        </table:table-row>
      </table:table>
      <text:p text:style-name="P9"/>
      <text:p text:style-name="P12">Nota: Los valores de L1 y L2 los he tenido que buscar en otras páginas ya que en la web de <text:span text:style-name="T1">Intel</text:span><text:span text:style-name="T10">® </text:span><text:span text:style-name="T5">no aparecía.</text:span></text:p>
      <text:p text:style-name="P28"><text:span text:style-name="T2">5</text:span>. Busca en el manual de tu placa base el factor forma de la misma y anótalo.</text:p>
      <text:p text:style-name="P29"><text:span text:style-name="T15">Mi placa base es una Gigabyte GA-890GPA-UD3H (rev 1,0)</text:span></text:p>
      <text:p text:style-name="P33"><text:span text:style-name="T15">Es de tipo ATX</text:span></text:p>
      <text:p text:style-name="P33"><text:span text:style-name="T15"/></text:p>
      <text:p text:style-name="P29">¿Qué entiendes por factor de forma?</text:p>
      <text:p text:style-name="P40"><text:span text:style-name="T12">Entiendo que el factor de forma sirve para determinar el tamaño, disposición de los componentes y tipo de alimentación de la placa base.</text:span></text:p>
      <text:p text:style-name="P40"><text:span text:style-name="T12"/></text:p>
      <text:p text:style-name="P30">Indica además las características referentes al chipset que soporta.</text:p>
      <text:p text:style-name="P41"><text:span text:style-name="T16">Posee un North Bidge AMD 890GX</text:span></text:p>
      <text:list xml:id="list3491810622" text:style-name="L9">
        <text:list-item>
          <text:p text:style-name="P43"><text:span text:style-name="T13">Conectividad USB 3.0</text:span></text:p>
        </text:list-item>
      </text:list>
      <text:list xml:id="list1715702258" text:style-name="L7">
        <text:list-item>
          <text:p text:style-name="P44"><text:span text:style-name="T12">Grafica integrada.</text:span></text:p>
        </text:list-item>
        <text:list-item>
          <text:p text:style-name="P46"><text:span text:style-name="T12">Hasta 16GB de RAM DDR3 en 4 zócalos</text:span></text:p>
        </text:list-item>
        <text:list-item>
          <text:p text:style-name="P42"><text:span text:style-name="T13">S</text:span><text:span text:style-name="T14">o</text:span><text:span text:style-name="T13">porta procesadores Phenom II x6</text:span> </text:p>
        </text:list-item>
      </text:list>
      <text:p text:style-name="P36">El south Bridge es un AMD SB850</text:p>
      <text:list xml:id="list3543305431" text:style-name="L8">
        <text:list-item>
          <text:p text:style-name="P37">Soporte para 14 puerto<text:span text:style-name="T17">s</text:span> USB</text:p>
        </text:list-item>
        <text:list-item>
          <text:p text:style-name="P45">SATA 6Gbps</text:p>
        </text:list-item>
      </text:list>
      <text:p text:style-name="P30"/>
      <text:p text:style-name="P31">Asegúrate de contestar también a las siguientes cuestiones:</text:p>
      <text:p text:style-name="P31">¿Qué tipos de CPU soporta?</text:p>
      <text:p text:style-name="P34"><text:span text:style-name="T11">Soporta procesadores Seprom, Athlon II x2 a x4, Phenom II x2 a x6</text:span></text:p>
      <text:p text:style-name="P34"/>
      <text:p text:style-name="P34"><text:span text:style-name="T1">¿Qué velocidades FSB admite?</text:span></text:p>
      <text:p text:style-name="P39">Admite hasta 5200 MT/s</text:p>
      <text:p text:style-name="P34"/>
      <text:p text:style-name="P34"><text:span text:style-name="T1">¿Qué socket o slot usa para la CPU?</text:span></text:p>
      <text:p text:style-name="P38">Emplea el zócalo AM3</text:p>
      <text:p text:style-name="P9"/>
      <text:p text:style-name="P9"/>
      <text:p text:style-name="P9"><text:span text:style-name="T2">6</text:span>. Busca información sobre la arquitectura Harvard, otro tipo de arquitectura de ordenadores. Realiza un esquema de su funcionamiento e indica las diferencias que tiene con respecto a la arquitectura Von Neumann.</text:p>
      <text:p text:style-name="P9"/>
      <text:p text:style-name="P10">Practica 2-2</text:p>
      <text:p text:style-name="P9"/>
      <text:p text:style-name="P9"><text:span text:style-name="T2">6</text:span>. La memoria RAM es un requisito hardware muy importante a la hora de ejecutar tanto el sistema operativo como cualquiera de las aplicaciones que tenemos instaladas. Contesta a las siguientes cuestiones de la forma más completa posible indicando requisitos mínimos y recomendados:</text:p>
      <text:list xml:id="list2522753015" text:style-name="L4">
        <text:list-item>
          <text:p text:style-name="P27">¿Cuánta memoria RAM necesita Windows 10 para funcionar en sistemas de 64 bits?</text:p>
        </text:list-item>
        <text:list-item>
          <text:p text:style-name="P27">¿Y el sistema operativo Debian?</text:p>
        </text:list-item>
        <text:list-item>
          <text:p text:style-name="P27">▪ ¿De cuánta memoria RAM dispones en tu/s ordenador/es?</text:p>
        </text:list-item>
        <text:list-item>
          <text:p text:style-name="P27">▪ Nombra dos aplicaciones que no podrías ejecutar en tu ordenador debido a que no cumples con sus requerimientos de memoria RAM indicando también cuáles serían éstos.</text:p>
        </text:list-item>
      </text:list>
      <text:p text:style-name="P10">Practica 2-3</text:p>
      <text:p text:style-name="P9"/>
      <text:p text:style-name="P9"><text:soft-page-break/>1. En el siguiente texto hay cuatro párrafos. Redacta de forma correcta aquellos que consideres que están mal redactados:</text:p>
      <text:p text:style-name="P9">a) Los puertos serie son fáciles de reconocer en la parte posterior del ordenador porque tienen un conector hembra Tipo D de 9 o 25 pines. Se les llama conectores Tipo D por la forma del conector.</text:p>
      <text:p text:style-name="P9"/>
      <text:p text:style-name="P9">b) El puerto paralelo recibe su nombre debido a que la información se envía mediante un bit tras otro hasta llegar a 8. Esto hace que el puerto paralelo sea más rápido que el puerto serie, ya que se envían más datos simultáneamente.</text:p>
      <text:p text:style-name="P9"/>
      <text:p text:style-name="P9">c) El puerto USB soporta dispositivos de alta velocidad, como las cámaras digitales, y de baja velocidad, como el teclado o el ratón. Transmite los datos de bit en bit igual que el puerto serie pero más rápido que este.</text:p>
      <text:p text:style-name="P9"/>
      <text:p text:style-name="P9">d) Los puertos Tipo A suelen encontrarse en los dispositivos USB, y los de Tipo B suelen estar situados en la parte posterior del ordenador.</text:p>
      <text:p text:style-name="P9"/>
      <text:p text:style-name="P10">Practica 2-4</text:p>
      <text:p text:style-name="P9"/>
      <text:p text:style-name="P9">1. Se tiene un disco duro formado por 10 cabezales, 2.500 pistas, 63 sectores por pista y sus sectores son de 4.096 bytes. Calcular la capacidad del disco duro.</text:p>
      <text:p text:style-name="P9"/>
      <text:p text:style-name="P9"/>
      <text:p text:style-name="P9">2. Calcula la capacidad de un disco duro con los valores siguientes: cilindros = 528, cabezas = 64 y sectores = 63.</text:p>
      <text:p text:style-name="P9"/>
      <text:p text:style-name="P9"/>
      <text:p text:style-name="P9">7. Un disco duro transfiere datos a 16 Mb/s. Si la velocidad de rotación es de 5400 rpm, ¿cuántos bytes ha transferido en una revolución?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fo:color="#3465a4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officeooo:rsid="0006b048" officeooo:paragraph-rsid="0006b048" style:font-size-asian="8.75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font-size="10pt" officeooo:rsid="0006b048" officeooo:paragraph-rsid="0006b04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 – Hardware de un sistema informático <text:tab/><text:tab/>1º DAW</text:p>
      </style:header>
      <style:footer>
        <text:p text:style-name="MP2">Por: Antonio Gómez Pérez<text:tab/><text:tab/>Página 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0:29:00.803890813</meta:creation-date>
    <dc:date>2023-12-07T19:26:40.835243765</dc:date>
    <meta:editing-duration>PT1H37M4S</meta:editing-duration>
    <meta:editing-cycles>19</meta:editing-cycles>
    <meta:generator>LibreOffice/7.3.7.2$Linux_X86_64 LibreOffice_project/30$Build-2</meta:generator>
    <meta:document-statistic meta:table-count="1" meta:image-count="0" meta:object-count="0" meta:page-count="3" meta:paragraph-count="124" meta:word-count="794" meta:character-count="4279" meta:non-whitespace-character-count="3624"/>
  </office:meta>
</office:document-meta>
</file>